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B407944.png" manifest:media-type="image/png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7.022cm" fo:min-width="34.552cm" loext:decorative="false"/>
    </style:style>
    <style:style style:name="gr2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Long_20_Dash" svg:stroke-color="#000000" draw:fill="bitmap" draw:fill-color="#b4c7dc" draw:fill-hatch-solid="true" draw:fill-image-name="Bitmap_20_29" style:repeat="repeat" draw:textarea-horizontal-align="justify" draw:textarea-vertical-align="top" draw:auto-grow-height="false" fo:min-height="3.052cm" fo:min-width="5.85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hatch" draw:fill-color="#f7d1d5" draw:gradient-step-count="0" draw:fill-hatch-name="Red_20_90_20_Degrees_20_Crossed_20_13" draw:fill-hatch-solid="true" style:repeat="repeat" draw:textarea-horizontal-align="justify" draw:textarea-vertical-align="top" draw:auto-grow-height="false" fo:min-height="3.071cm" fo:min-width="5.87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uble_20_Dash" svg:stroke-color="#000000" draw:marker-start="Arrowheads_20_50" draw:marker-start-width="0cm" draw:marker-end-width="0cm" draw:fill="none" draw:textarea-vertical-align="middle" loext:decorative="false"/>
    </style:style>
    <style:style style:name="gr12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color="#000000" draw:marker-start="Arrow" draw:marker-start-width="0.203cm" draw:marker-end="Arrow" draw:marker-end-width="0.203cm" draw:fill="none" draw:textarea-vertical-align="middle" loext:decorative="false"/>
    </style:style>
    <style:style style:name="gr25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objectwithoutfill">
      <style:graphic-properties svg:stroke-color="#000000" draw:marker-start-width="0cm" draw:marker-end="Arrow" draw:marker-end-width="0.3cm" draw:fill="none" draw:textarea-vertical-align="middle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3.052cm" fo:min-width="4.58cm" style:writing-mode="lr-tb" loext:decorative="false"/>
      <style:paragraph-properties style:writing-mode="lr-tb"/>
    </style:style>
    <style:style style:name="gr36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draw:stroke-dash="Long_20_Dash" svg:stroke-width="0cm" svg:stroke-color="#000000" draw:marker-start-width="0.152cm" draw:marker-end-width="0.152cm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3.071cm" fo:min-width="4.606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3.045cm" fo:min-width="4.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draw:fill="none" draw:fill-color="#ffffff" draw:textarea-horizontal-align="center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color="#000000" draw:fill="solid" draw:fill-color="#b7b3ca" draw:textarea-horizontal-align="justify" draw:textarea-vertical-align="middle" draw:auto-grow-height="false" fo:min-height="1.338cm" fo:min-width="2.549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3" style:family="paragraph">
      <loext:graphic-properties draw:fill="bitmap" draw:fill-color="#b4c7dc" draw:fill-hatch-solid="true" draw:fill-image-name="Bitmap_20_29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7" style:family="paragraph">
      <loext:graphic-properties draw:fill="hatch" draw:fill-color="#f7d1d5" draw:gradient-step-count="0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2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style="normal" fo:font-weight="normal" style:font-size-asian="12pt" style:font-size-complex="12pt" style:font-weight-complex="600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4" style:family="paragraph">
      <loext:graphic-properties draw:fill="solid" draw:fill-color="#b7b3ca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2pt"/>
    </style:style>
    <style:style style:name="P15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weight-complex="bold"/>
    </style:style>
    <style:style style:name="P16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bold"/>
    </style:style>
    <style:style style:name="P17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1" fo:font-size="12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1" fo:font-size="12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1" fo:font-size="12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color="#000000" loext:opacity="100%" style:font-name="Liberation Sans1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35cm" svg:height="3.302cm" svg:x="20.05cm" svg:y="1.9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6.35cm" svg:height="3.302cm" svg:x="8.62cm" svg:y="1.9cm">
          <draw:glue-point draw:id="4" svg:x="-2.433cm" svg:y="4.936cm"/>
          <draw:glue-point draw:id="5" svg:x="2.566cm" svg:y="4.936cm"/>
          <draw:glue-point draw:id="6" svg:x="-3.175cm" svg:y="-0.50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5" draw:id="id5" draw:layer="layout" svg:width="6.35cm" svg:height="3.302cm" svg:x="20.08cm" svg:y="9.52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draw:glue-point draw:id="10" svg:x="-5.001cm" svg:y="-4.264cm"/>
          <draw:glue-point draw:id="11" svg:x="-5.001cm" svg:y="-1.571cm"/>
          <text:p text:style-name="P4"><text:span text:style-name="T1">Resource Server/Client</text:span></text:p>
          <text:p text:style-name="P4"><text:span text:style-name="T1">(RS2/Client3)</text:span></text:p>
          <text:p text:style-name="P4"><text:span text:style-name="T1">a.k.a.</text:span></text:p>
          <text:p text:style-name="P4"><text:span text:style-name="T1">Mailbox/Mail Transfer Agent</text:span></text:p>
          <text:p text:style-name="P4"><text:span text:style-name="T1">(MBX2/MTA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6.35cm" svg:height="3.302cm" svg:x="8.65cm" svg:y="9.52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1.571cm"/>
          <text:p text:style-name="P6"><text:span text:style-name="T2">Resource Server/Client</text:span></text:p>
          <text:p text:style-name="P6"><text:span text:style-name="T2">(RS1/Client2)</text:span></text:p>
          <text:p text:style-name="P6"><text:span text:style-name="T2">a.k.a.</text:span></text:p>
          <text:p text:style-name="P6"><text:span text:style-name="T2">Mailbox/Mail Transfer Agent</text:span></text:p>
          <text:p text:style-name="P6"><text:span text:style-name="T2">(MBX1/MT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238cm" svg:y1="9.52cm" svg:x2="10.251cm" svg:y2="5.18cm" draw:start-shape="id1" draw:start-glue-point="4" draw:end-shape="id2" draw:end-glue-point="4" svg:d="M10238 9520l13-4340" svg:viewBox="0 0 14 4341">
          <text:p/>
        </draw:connector>
        <draw:custom-shape draw:style-name="gr7" draw:text-style-name="P10" draw:layer="layout" svg:width="0.777cm" svg:height="0.854cm" svg:x="9.47cm" svg:y="6.8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0" draw:layer="layout" svg:width="0.777cm" svg:height="0.854cm" svg:x="12.648cm" svg:y="6.8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" draw:text-style-name="P10" draw:layer="layout" svg:width="1.016cm" svg:height="0.854cm" svg:x="17.545cm" svg:y="10.798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10" draw:layer="layout" svg:width="1.053cm" svg:height="0.854cm" svg:x="17.526cm" svg:y="11.698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1" draw:text-style-name="P8" draw:layer="layout" svg:x1="17.54cm" svg:y1="0.819cm" svg:x2="17.54cm" svg:y2="16.567cm">
          <text:p/>
        </draw:line>
        <draw:custom-shape draw:style-name="gr12" draw:text-style-name="P12" xml:id="id3" draw:id="id3" draw:layer="layout" svg:width="5.08cm" svg:height="3.302cm" svg:x="1cm" svg:y="5.71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t1)</text:span></text:p>
          <text:p text:style-name="P11"><text:span text:style-name="T2">a.k.a.</text:span></text:p>
          <text:p text:style-name="P11"><text:span text:style-name="T2">Webmail</text:span></text:p>
          <text:p text:style-name="P11"><text:span text:style-name="T2">(App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xml:id="id4" draw:id="id4" draw:layer="layout" svg:width="5.08cm" svg:height="3.302cm" svg:x="28.94cm" svg:y="5.71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4)</text:span></text:p>
          <text:p text:style-name="P11"><text:span text:style-name="T2">a.k.a.</text:span></text:p>
          <text:p text:style-name="P11"><text:span text:style-name="T2">Webmail</text:span></text:p>
          <text:p text:style-name="P11"><text:span text:style-name="T2">(AP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6.08cm" svg:y1="6.092cm" svg:x2="8.62cm" svg:y2="3.043cm" draw:start-shape="id3" draw:start-glue-point="4" draw:end-shape="id2" draw:end-glue-point="6" svg:d="M6080 6092l2540-3049" svg:viewBox="0 0 2541 3050">
          <text:p/>
        </draw:connector>
        <draw:connector draw:style-name="gr6" draw:text-style-name="P8" draw:layer="layout" draw:type="line" svg:x1="8.62cm" svg:y1="3.91cm" svg:x2="6.08cm" svg:y2="6.981cm" draw:start-shape="id2" draw:start-glue-point="7" draw:end-shape="id3" draw:end-glue-point="5" svg:d="M8620 3910l-2540 3071" svg:viewBox="0 0 2541 3072">
          <text:p/>
        </draw:connector>
        <draw:connector draw:style-name="gr6" draw:text-style-name="P8" draw:layer="layout" draw:type="line" svg:x1="6.08cm" svg:y1="7.741cm" svg:x2="8.662cm" svg:y2="10.664cm" draw:start-shape="id3" draw:start-glue-point="6" draw:end-shape="id1" draw:end-glue-point="9" svg:d="M6080 7741l2582 2923" svg:viewBox="0 0 2583 2924">
          <text:p/>
        </draw:connector>
        <draw:connector draw:style-name="gr6" draw:text-style-name="P8" draw:layer="layout" draw:type="line" svg:x1="8.662cm" svg:y1="11.551cm" svg:x2="6.08cm" svg:y2="8.63cm" draw:start-shape="id1" draw:start-glue-point="10" draw:end-shape="id3" draw:end-glue-point="7" svg:d="M8662 11551l-2582-2921" svg:viewBox="0 0 2583 2922">
          <text:p/>
        </draw:connector>
        <draw:connector draw:style-name="gr6" draw:text-style-name="P8" draw:layer="layout" draw:type="line" svg:x1="28.94cm" svg:y1="7.741cm" svg:x2="26.43cm" svg:y2="10.664cm" draw:start-shape="id4" draw:start-glue-point="6" draw:end-shape="id5" draw:end-glue-point="8" svg:d="M28940 7741l-2510 2923" svg:viewBox="0 0 2511 2924">
          <text:p/>
        </draw:connector>
        <draw:connector draw:style-name="gr6" draw:text-style-name="P8" draw:layer="layout" draw:type="line" svg:x1="26.43cm" svg:y1="11.551cm" svg:x2="28.94cm" svg:y2="8.63cm" draw:start-shape="id5" draw:start-glue-point="9" draw:end-shape="id4" draw:end-glue-point="7" svg:d="M26430 11551l2510-2921" svg:viewBox="0 0 2511 2922">
          <text:p/>
        </draw:connector>
        <draw:custom-shape draw:style-name="gr14" draw:text-style-name="P10" draw:layer="layout" svg:width="0.777cm" svg:height="0.854cm" svg:x="6.593cm" svg:y="3.85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0" draw:layer="layout" svg:width="0.777cm" svg:height="0.854cm" svg:x="7.311cm" svg:y="5.329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10" draw:layer="layout" svg:width="0.777cm" svg:height="0.854cm" svg:x="7.234cm" svg:y="8.337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0" draw:layer="layout" svg:width="0.777cm" svg:height="0.854cm" svg:x="6.548cm" svg:y="9.915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10" draw:layer="layout" svg:width="1.053cm" svg:height="0.854cm" svg:x="27.595cm" svg:y="3.793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10" draw:layer="layout" svg:width="1.053cm" svg:height="0.854cm" svg:x="26.72cm" svg:y="5.453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0" draw:layer="layout" svg:width="1.053cm" svg:height="0.854cm" svg:x="26.766cm" svg:y="8.373cm">
          <text:list text:style-name="L3">
            <text:list-item>
              <text:p text:style-name="P9"><text:span text:style-name="T3">1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" draw:text-style-name="P10" draw:layer="layout" svg:width="1.053cm" svg:height="0.854cm" svg:x="27.71cm" svg:y="9.912cm">
          <text:list text:style-name="L3">
            <text:list-item>
              <text:p text:style-name="P9"><text:span text:style-name="T3">1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14" xml:id="id6" draw:id="id6" draw:layer="layout" svg:width="3.048cm" svg:height="2.54cm" svg:x="10.301cm" svg:y="14.092cm">
          <text:p text:style-name="P13"><text:span text:style-name="T1">Store</text:span></text:p>
          <text:p text:style-name="P13"><text:span text:style-name="T1">(Store1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4" xml:id="id7" draw:id="id7" draw:layer="layout" svg:width="3.048cm" svg:height="2.54cm" svg:x="21.731cm" svg:y="14.092cm">
          <text:p text:style-name="P13"><text:span text:style-name="T1">Store</text:span></text:p>
          <text:p text:style-name="P13"><text:span text:style-name="T1">(Store2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8" draw:layer="layout" draw:type="line" svg:x1="11.825cm" svg:y1="14.092cm" svg:x2="11.825cm" svg:y2="12.822cm" draw:start-shape="id6" draw:start-glue-point="5" draw:end-shape="id1" draw:end-glue-point="2" svg:d="M11825 14092v-1270" svg:viewBox="0 0 1 1271">
          <text:p/>
        </draw:connector>
        <draw:connector draw:style-name="gr24" draw:text-style-name="P8" draw:layer="layout" draw:type="line" svg:x1="23.255cm" svg:y1="14.092cm" svg:x2="23.255cm" svg:y2="12.822cm" draw:start-shape="id7" draw:start-glue-point="5" draw:end-shape="id5" draw:end-glue-point="2" svg:d="M23255 14092v-1270" svg:viewBox="0 0 1 1271">
          <text:p/>
        </draw:connector>
        <draw:custom-shape draw:style-name="gr25" draw:text-style-name="P10" draw:layer="layout" svg:width="3.447cm" svg:height="0.854cm" svg:x="10.093cm" svg:y="0.599cm">
          <text:list text:style-name="L3">
            <text:list-item>
              <text:p text:style-name="P9"><text:span text:style-name="T3">ex</text:span><text:span text:style-name="T3">a</text:span><text:span text:style-name="T3">m</text:span><text:span text:style-name="T3">pl</text:span><text:span text:style-name="T3">e.</text:span><text:span text:style-name="T3">co</text:span><text:span text:style-name="T3">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10" draw:layer="layout" svg:width="3.228cm" svg:height="0.854cm" svg:x="21.626cm" svg:y="0.6cm">
          <text:list text:style-name="L3">
            <text:list-item>
              <text:p text:style-name="P9"><text:span text:style-name="T3">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10" draw:layer="layout" svg:width="4.969cm" svg:height="0.854cm" svg:x="1.11cm" svg:y="4.4cm">
          <text:list text:style-name="L3">
            <text:list-item>
              <text:p text:style-name="P9"><text:span text:style-name="T3">alice@example.com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" draw:text-style-name="P10" draw:layer="layout" svg:width="4.557cm" svg:height="0.854cm" svg:x="29.216cm" svg:y="4.401cm">
          <text:list text:style-name="L3">
            <text:list-item>
              <text:p text:style-name="P9"><text:span text:style-name="T3">bob@example.org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9" draw:text-style-name="P8" draw:layer="layout" draw:type="line" svg:x1="21.668cm" svg:y1="9.52cm" svg:x2="21.638cm" svg:y2="5.202cm" draw:start-shape="id5" draw:start-glue-point="6" draw:end-shape="id8" draw:end-glue-point="6" svg:d="M21668 9520l-30-4318" svg:viewBox="0 0 31 4319">
          <text:p/>
        </draw:connector>
        <draw:connector draw:style-name="gr29" draw:text-style-name="P8" draw:layer="layout" draw:type="line" svg:x1="24.812cm" svg:y1="5.202cm" svg:x2="24.842cm" svg:y2="9.52cm" draw:start-shape="id8" draw:start-glue-point="7" draw:end-shape="id5" draw:end-glue-point="7" svg:d="M24812 5202l30 4318" svg:viewBox="0 0 31 4319">
          <text:p/>
        </draw:connector>
        <draw:connector draw:style-name="gr29" draw:text-style-name="P8" draw:layer="layout" draw:type="line" svg:x1="13.424cm" svg:y1="5.18cm" svg:x2="13.412cm" svg:y2="9.52cm" draw:start-shape="id2" draw:start-glue-point="5" draw:end-shape="id1" draw:end-glue-point="5" svg:d="M13424 5180l-12 4340" svg:viewBox="0 0 13 4341">
          <text:p/>
        </draw:connector>
        <draw:connector draw:style-name="gr29" draw:text-style-name="P8" draw:layer="layout" draw:type="line" svg:x1="15cm" svg:y1="9.775cm" svg:x2="20.08cm" svg:y2="9.764cm" draw:start-shape="id1" draw:start-glue-point="6" draw:end-shape="id5" draw:end-glue-point="10" svg:d="M15000 9775l5080-11" svg:viewBox="0 0 5081 12">
          <text:p/>
        </draw:connector>
        <draw:connector draw:style-name="gr29" draw:text-style-name="P8" draw:layer="layout" draw:type="line" svg:x1="20.08cm" svg:y1="10.653cm" svg:x2="15cm" svg:y2="10.653cm" draw:start-shape="id5" draw:start-glue-point="11" draw:end-shape="id1" draw:end-glue-point="11" svg:d="M20080 10653h-5080" svg:viewBox="0 0 5081 1">
          <text:p/>
        </draw:connector>
        <draw:connector draw:style-name="gr29" draw:text-style-name="P8" draw:layer="layout" draw:type="line" svg:x1="20.08cm" svg:y1="11.678cm" svg:x2="15cm" svg:y2="11.678cm" draw:start-shape="id5" draw:start-glue-point="4" draw:end-shape="id1" draw:end-glue-point="7" svg:d="M20080 11678h-5080" svg:viewBox="0 0 5081 1">
          <text:p/>
        </draw:connector>
        <draw:connector draw:style-name="gr29" draw:text-style-name="P8" draw:layer="layout" draw:type="line" svg:x1="15cm" svg:y1="12.567cm" svg:x2="20.08cm" svg:y2="12.567cm" draw:start-shape="id1" draw:start-glue-point="8" draw:end-shape="id5" draw:end-glue-point="5" svg:d="M15000 12567h5080" svg:viewBox="0 0 5081 1">
          <text:p/>
        </draw:connector>
        <draw:custom-shape draw:style-name="gr30" draw:text-style-name="P10" draw:layer="layout" svg:width="0.777cm" svg:height="0.854cm" svg:x="16.772cm" svg:y="8.899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0" draw:layer="layout" svg:width="0.777cm" svg:height="0.854cm" svg:x="16.772cm" svg:y="9.799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0" draw:layer="layout" svg:width="0.777cm" svg:height="0.854cm" svg:x="20.87cm" svg:y="6.897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10" draw:layer="layout" svg:width="1.053cm" svg:height="0.854cm" svg:x="23.91cm" svg:y="6.898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9" draw:text-style-name="P8" draw:layer="layout" draw:type="line" svg:x1="28.94cm" svg:y1="6.981cm" svg:x2="26.4cm" svg:y2="4.058cm" draw:start-shape="id4" draw:start-glue-point="5" draw:end-shape="id8" draw:end-glue-point="9" svg:d="M28940 6981l-2540-2923" svg:viewBox="0 0 2541 2924">
          <text:p/>
        </draw:connector>
        <draw:connector draw:style-name="gr29" draw:text-style-name="P8" draw:layer="layout" draw:type="line" svg:x1="26.4cm" svg:y1="3.044cm" svg:x2="28.94cm" svg:y2="6.092cm" draw:start-shape="id8" draw:start-glue-point="8" draw:end-shape="id4" draw:end-glue-point="4" svg:d="M26400 3044l2540 3048" svg:viewBox="0 0 2541 3049">
          <text:p/>
        </draw:connector>
      </draw:page>
      <draw:page draw:name="page2" draw:style-name="dp1" draw:master-page-name="Default">
        <draw:custom-shape draw:style-name="gr1" draw:text-style-name="P1" draw:layer="layout" svg:width="35.052cm" svg:height="17.272cm" svg:x="0cm" svg:y="0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xml:id="id11" draw:id="id11" draw:layer="layout" svg:width="5.08cm" svg:height="3.302cm" svg:x="19.717cm" svg:y="0.97cm">
          <draw:glue-point draw:id="4" svg:x="-4.982cm" svg:y="-1.538cm"/>
          <draw:glue-point draw:id="5" svg:x="-5.001cm" svg:y="1.792cm"/>
          <draw:glue-point draw:id="6" svg:x="-2.5cm" svg:y="5cm"/>
          <draw:glue-point draw:id="7" svg:x="2.5cm" svg:y="5cm"/>
          <draw:glue-point draw:id="8" svg:x="5.001cm" svg:y="-1.538cm"/>
          <draw:glue-point draw:id="9" svg:x="5.001cm" svg:y="1.538cm"/>
          <text:p text:style-name="P2"><text:span text:style-name="T1">Authorization Server</text:span></text:p>
          <text:p text:style-name="P2"><text:span text:style-name="T1">(AS_ba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5" xml:id="id10" draw:id="id10" draw:layer="layout" svg:width="5.08cm" svg:height="3.302cm" svg:x="8.907cm" svg:y="0.991cm">
          <draw:glue-point draw:id="4" svg:x="-2.433cm" svg:y="4.936cm"/>
          <draw:glue-point draw:id="5" svg:x="2.566cm" svg:y="4.936cm"/>
          <draw:glue-point draw:id="6" svg:x="-2.54cm" svg:y="-0.528cm" draw:align="center"/>
          <draw:glue-point draw:id="7" svg:x="-5.001cm" svg:y="1.09cm"/>
          <text:p text:style-name="P2"><text:span text:style-name="T1">Authorization Server</text:span></text:p>
          <text:p text:style-name="P2"><text:span text:style-name="T1">(AS_foo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xml:id="id12" draw:id="id12" draw:layer="layout" svg:width="5.08cm" svg:height="3.302cm" svg:x="19.717cm" svg:y="8.59cm">
          <draw:glue-point draw:id="4" svg:x="-5.001cm" svg:y="1.538cm"/>
          <draw:glue-point draw:id="5" svg:x="-5cm" svg:y="4.23cm"/>
          <draw:glue-point draw:id="6" svg:x="-2.5cm" svg:y="-5cm"/>
          <draw:glue-point draw:id="7" svg:x="2.5cm" svg:y="-5cm"/>
          <draw:glue-point draw:id="8" svg:x="5.001cm" svg:y="-1.538cm"/>
          <draw:glue-point draw:id="9" svg:x="5.001cm" svg:y="1.153cm"/>
          <text:p text:style-name="P4"><text:span text:style-name="T1">Resource Server</text:span></text:p>
          <text:p text:style-name="P4"><text:span text:style-name="T1">(RS_bar)</text:span></text:p>
          <text:p text:style-name="P4"><text:span text:style-name="T1">a.k.a.</text:span></text:p>
          <text:p text:style-name="P4"><text:span text:style-name="T1">Mail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xml:id="id9" draw:id="id9" draw:layer="layout" svg:width="5.08cm" svg:height="3.302cm" svg:x="8.941cm" svg:y="8.59cm">
          <draw:glue-point draw:id="4" svg:x="-2.5cm" svg:y="-5cm"/>
          <draw:glue-point draw:id="5" svg:x="2.5cm" svg:y="-5cm"/>
          <draw:glue-point draw:id="6" svg:x="5cm" svg:y="-4.23cm"/>
          <draw:glue-point draw:id="7" svg:x="5.001cm" svg:y="1.538cm"/>
          <draw:glue-point draw:id="8" svg:x="5cm" svg:y="4.23cm"/>
          <draw:glue-point draw:id="9" svg:x="-4.982cm" svg:y="-1.538cm"/>
          <draw:glue-point draw:id="10" svg:x="-4.982cm" svg:y="1.153cm"/>
          <draw:glue-point draw:id="11" svg:x="5.001cm" svg:y="-0.899cm"/>
          <text:p text:style-name="P6"><text:span text:style-name="T2">RS/Client</text:span></text:p>
          <text:p text:style-name="P6"><text:span text:style-name="T2">(RS_Client_foo)</text:span></text:p>
          <text:p text:style-name="P6"><text:span text:style-name="T2">a.k.a.</text:span></text:p>
          <text:p text:style-name="P6"><text:span text:style-name="T2">Mailbox</text:span></text:p>
          <text:p text:style-name="P6"><text:span text:style-name="T2">Mail Transfer Agent</text:span></text:p>
          <text:p text:style-name="P6"><text:span text:style-name="T2">(MT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10.211cm" svg:y1="8.59cm" svg:x2="10.212cm" svg:y2="4.271cm" draw:start-shape="id9" draw:start-glue-point="4" draw:end-shape="id10" draw:end-glue-point="4" svg:d="M10211 8590l1-4319" svg:viewBox="0 0 2 4320">
          <text:p/>
        </draw:connector>
        <draw:line draw:style-name="gr6" draw:text-style-name="P8" draw:layer="layout" svg:x1="12.751cm" svg:y1="4.272cm" svg:x2="12.751cm" svg:y2="8.59cm">
          <text:p/>
        </draw:line>
        <draw:connector draw:style-name="gr6" draw:text-style-name="P8" draw:layer="layout" draw:type="line" svg:x1="14.021cm" svg:y1="8.845cm" svg:x2="19.727cm" svg:y2="2.114cm" draw:start-shape="id9" draw:start-glue-point="6" draw:end-shape="id11" draw:end-glue-point="4" svg:d="M14021 8845l5706-6731" svg:viewBox="0 0 5707 6732">
          <text:p/>
        </draw:connector>
        <draw:connector draw:style-name="gr6" draw:text-style-name="P8" draw:layer="layout" draw:type="line" svg:x1="19.717cm" svg:y1="3.212cm" svg:x2="14.021cm" svg:y2="9.945cm" draw:start-shape="id11" draw:start-glue-point="5" draw:end-shape="id9" draw:end-glue-point="11" svg:d="M19717 3212l-5696 6733" svg:viewBox="0 0 5697 6734">
          <text:p/>
        </draw:connector>
        <draw:connector draw:style-name="gr6" draw:text-style-name="P8" draw:layer="layout" draw:type="line" svg:x1="14.021cm" svg:y1="10.748cm" svg:x2="19.717cm" svg:y2="10.748cm" draw:start-shape="id9" draw:start-glue-point="7" draw:end-shape="id12" draw:end-glue-point="4" svg:d="M14021 10748h5696" svg:viewBox="0 0 5697 1">
          <text:p/>
        </draw:connector>
        <draw:connector draw:style-name="gr6" draw:text-style-name="P8" draw:layer="layout" draw:type="line" svg:x1="19.717cm" svg:y1="11.637cm" svg:x2="14.021cm" svg:y2="11.637cm" draw:start-shape="id12" draw:start-glue-point="5" draw:end-shape="id9" draw:end-glue-point="8" svg:d="M19717 11637h-5696" svg:viewBox="0 0 5697 1">
          <text:p/>
        </draw:connector>
        <draw:custom-shape draw:style-name="gr38" draw:text-style-name="P10" draw:layer="layout" svg:width="0.777cm" svg:height="0.854cm" svg:x="9.447cm" svg:y="5.996cm">
          <text:list text:style-name="L3">
            <text:list-item>
              <text:p text:style-name="P9"><text:span text:style-name="T3">5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10" draw:layer="layout" svg:width="0.777cm" svg:height="0.854cm" svg:x="11.948cm" svg:y="5.997cm">
          <text:list text:style-name="L3">
            <text:list-item>
              <text:p text:style-name="P9"><text:span text:style-name="T3">6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10" draw:layer="layout" svg:width="0.777cm" svg:height="0.854cm" svg:x="15.77cm" svg:y="4.92cm">
          <text:list text:style-name="L3">
            <text:list-item>
              <text:p text:style-name="P9"><text:span text:style-name="T3">7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10" draw:layer="layout" svg:width="0.777cm" svg:height="0.854cm" svg:x="17.263cm" svg:y="6.223cm">
          <text:list text:style-name="L3">
            <text:list-item>
              <text:p text:style-name="P9"><text:span text:style-name="T3">8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2" draw:text-style-name="P10" draw:layer="layout" svg:width="0.777cm" svg:height="0.854cm" svg:x="15.849cm" svg:y="9.898cm">
          <text:list text:style-name="L3">
            <text:list-item>
              <text:p text:style-name="P9"><text:span text:style-name="T3">9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3" draw:text-style-name="P10" draw:layer="layout" svg:width="1.053cm" svg:height="0.854cm" svg:x="15.811cm" svg:y="10.775cm">
          <text:list text:style-name="L3">
            <text:list-item>
              <text:p text:style-name="P9"><text:span text:style-name="T3">10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1" draw:text-style-name="P8" draw:layer="layout" svg:x1="16.874cm" svg:y1="0.635cm" svg:x2="16.874cm" svg:y2="16.167cm">
          <text:p/>
        </draw:line>
        <draw:custom-shape draw:style-name="gr44" draw:text-style-name="P12" xml:id="id13" draw:id="id13" draw:layer="layout" svg:width="5.08cm" svg:height="3.302cm" svg:x="0.695cm" svg:y="4.78cm">
          <draw:glue-point draw:id="4" svg:x="5cm" svg:y="-3.846cm"/>
          <draw:glue-point draw:id="5" svg:x="5cm" svg:y="-1.153cm"/>
          <draw:glue-point draw:id="6" svg:x="5cm" svg:y="1.153cm"/>
          <draw:glue-point draw:id="7" svg:x="5cm" svg:y="3.846cm"/>
          <text:p text:style-name="P11"><text:span text:style-name="T2">Client</text:span></text:p>
          <text:p text:style-name="P11"><text:span text:style-name="T2">(Client_foo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2" xml:id="id14" draw:id="id14" draw:layer="layout" svg:width="5.08cm" svg:height="3.302cm" svg:x="27.981cm" svg:y="4.78cm">
          <draw:glue-point draw:id="4" svg:x="-5cm" svg:y="-3.846cm"/>
          <draw:glue-point draw:id="5" svg:x="-5cm" svg:y="-1.153cm"/>
          <draw:glue-point draw:id="6" svg:x="-5cm" svg:y="1.153cm"/>
          <draw:glue-point draw:id="7" svg:x="-5cm" svg:y="3.846cm"/>
          <text:p text:style-name="P11"><text:span text:style-name="T2">Client</text:span></text:p>
          <text:p text:style-name="P11"><text:span text:style-name="T2">(Client_bar)</text:span></text:p>
          <text:p text:style-name="P11"><text:span text:style-name="T2">a.k.a.</text:span></text:p>
          <text:p text:style-name="P11"><text:span text:style-name="T2">Mail User Agent</text:span></text:p>
          <text:p text:style-name="P11"><text:span text:style-name="T2">(MUA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draw:type="line" svg:x1="5.775cm" svg:y1="5.162cm" svg:x2="8.907cm" svg:y2="2.114cm" draw:start-shape="id13" draw:start-glue-point="4" draw:end-shape="id10" draw:end-glue-point="6" svg:d="M5775 5162l3132-3048" svg:viewBox="0 0 3133 3049">
          <text:p/>
        </draw:connector>
        <draw:connector draw:style-name="gr6" draw:text-style-name="P8" draw:layer="layout" draw:type="line" svg:x1="8.907cm" svg:y1="3.001cm" svg:x2="5.775cm" svg:y2="6.051cm" draw:start-shape="id10" draw:start-glue-point="7" draw:end-shape="id13" draw:end-glue-point="5" svg:d="M8907 3001l-3132 3050" svg:viewBox="0 0 3133 3051">
          <text:p/>
        </draw:connector>
        <draw:connector draw:style-name="gr6" draw:text-style-name="P8" draw:layer="layout" draw:type="line" svg:x1="5.775cm" svg:y1="6.811cm" svg:x2="8.951cm" svg:y2="9.734cm" draw:start-shape="id13" draw:start-glue-point="6" draw:end-shape="id9" draw:end-glue-point="9" svg:d="M5775 6811l3176 2923" svg:viewBox="0 0 3177 2924">
          <text:p/>
        </draw:connector>
        <draw:connector draw:style-name="gr6" draw:text-style-name="P8" draw:layer="layout" draw:type="line" svg:x1="8.951cm" svg:y1="10.621cm" svg:x2="5.775cm" svg:y2="7.7cm" draw:start-shape="id9" draw:start-glue-point="10" draw:end-shape="id13" draw:end-glue-point="7" svg:d="M8951 10621l-3176-2921" svg:viewBox="0 0 3177 2922">
          <text:p/>
        </draw:connector>
        <draw:connector draw:style-name="gr6" draw:text-style-name="P8" draw:layer="layout" draw:type="line" svg:x1="27.981cm" svg:y1="5.162cm" svg:x2="24.797cm" svg:y2="2.114cm" draw:start-shape="id14" draw:start-glue-point="4" draw:end-shape="id11" draw:end-glue-point="8" svg:d="M27981 5162l-3184-3048" svg:viewBox="0 0 3185 3049">
          <text:p/>
        </draw:connector>
        <draw:connector draw:style-name="gr6" draw:text-style-name="P8" draw:layer="layout" draw:type="line" svg:x1="24.797cm" svg:y1="3.128cm" svg:x2="27.981cm" svg:y2="6.051cm" draw:start-shape="id11" draw:start-glue-point="9" draw:end-shape="id14" draw:end-glue-point="5" svg:d="M24797 3128l3184 2923" svg:viewBox="0 0 3185 2924">
          <text:p/>
        </draw:connector>
        <draw:connector draw:style-name="gr6" draw:text-style-name="P8" draw:layer="layout" draw:type="line" svg:x1="27.981cm" svg:y1="6.811cm" svg:x2="24.797cm" svg:y2="9.734cm" draw:start-shape="id14" draw:start-glue-point="6" draw:end-shape="id12" draw:end-glue-point="8" svg:d="M27981 6811l-3184 2923" svg:viewBox="0 0 3185 2924">
          <text:p/>
        </draw:connector>
        <draw:connector draw:style-name="gr6" draw:text-style-name="P8" draw:layer="layout" draw:type="line" svg:x1="24.797cm" svg:y1="10.621cm" svg:x2="27.981cm" svg:y2="7.7cm" draw:start-shape="id12" draw:start-glue-point="9" draw:end-shape="id14" draw:end-glue-point="7" svg:d="M24797 10621l3184-2921" svg:viewBox="0 0 3185 2922">
          <text:p/>
        </draw:connector>
        <draw:custom-shape draw:style-name="gr46" draw:text-style-name="P10" draw:layer="layout" svg:width="0.777cm" svg:height="0.854cm" svg:x="6.424cm" svg:y="2.873cm">
          <text:list text:style-name="L3">
            <text:list-item>
              <text:p text:style-name="P9"><text:span text:style-name="T3">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7" draw:text-style-name="P10" draw:layer="layout" svg:width="0.777cm" svg:height="0.854cm" svg:x="7.349cm" svg:y="4.498cm">
          <text:list text:style-name="L3">
            <text:list-item>
              <text:p text:style-name="P9"><text:span text:style-name="T3">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8" draw:text-style-name="P10" draw:layer="layout" svg:width="0.777cm" svg:height="0.854cm" svg:x="7.272cm" svg:y="7.345cm">
          <text:list text:style-name="L3">
            <text:list-item>
              <text:p text:style-name="P9"><text:span text:style-name="T3">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9" draw:text-style-name="P10" draw:layer="layout" svg:width="0.777cm" svg:height="0.854cm" svg:x="6.425cm" svg:y="9.022cm">
          <text:list text:style-name="L3">
            <text:list-item>
              <text:p text:style-name="P9"><text:span text:style-name="T3">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10" draw:layer="layout" svg:width="1.016cm" svg:height="0.854cm" svg:x="26.452cm" svg:y="2.824cm">
          <text:list text:style-name="L3">
            <text:list-item>
              <text:p text:style-name="P9"><text:span text:style-name="T3">11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0" draw:layer="layout" svg:width="1.053cm" svg:height="0.854cm" svg:x="25.305cm" svg:y="4.576cm">
          <text:list text:style-name="L3">
            <text:list-item>
              <text:p text:style-name="P9"><text:span text:style-name="T3">12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0" draw:layer="layout" svg:width="1.053cm" svg:height="0.854cm" svg:x="25.305cm" svg:y="7.404cm">
          <text:list text:style-name="L3">
            <text:list-item>
              <text:p text:style-name="P9"><text:span text:style-name="T3">13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10" draw:layer="layout" svg:width="1.053cm" svg:height="0.854cm" svg:x="26.433cm" svg:y="9.104cm">
          <text:list text:style-name="L3">
            <text:list-item>
              <text:p text:style-name="P9"><text:span text:style-name="T3">14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14" xml:id="id15" draw:id="id15" draw:layer="layout" svg:width="3.048cm" svg:height="2.54cm" svg:x="9.966cm" svg:y="13.162cm">
          <text:p text:style-name="P13"><text:span text:style-name="T1">Store</text:span></text:p>
          <text:p text:style-name="P13"><text:span text:style-name="T1">(Store_foo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14" xml:id="id16" draw:id="id16" draw:layer="layout" svg:width="3.048cm" svg:height="2.54cm" svg:x="20.741cm" svg:y="13.163cm">
          <text:p text:style-name="P13"><text:span text:style-name="T1">Store</text:span></text:p>
          <text:p text:style-name="P13"><text:span text:style-name="T1">(Store_bar)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4" draw:text-style-name="P8" draw:layer="layout" draw:type="line" svg:x1="11.49cm" svg:y1="13.162cm" svg:x2="11.481cm" svg:y2="11.892cm" draw:start-shape="id15" draw:start-glue-point="5" draw:end-shape="id9" draw:end-glue-point="2" svg:d="M11490 13162l-9-1270" svg:viewBox="0 0 10 1271">
          <text:p/>
        </draw:connector>
        <draw:connector draw:style-name="gr24" draw:text-style-name="P8" draw:layer="layout" draw:type="line" svg:x1="22.265cm" svg:y1="13.163cm" svg:x2="22.257cm" svg:y2="11.892cm" draw:start-shape="id16" draw:start-glue-point="5" draw:end-shape="id12" draw:end-glue-point="2" svg:d="M22265 13163l-8-1271" svg:viewBox="0 0 9 12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fill-image draw:name="Bitmap_20_29" draw:display-name="Bitmap 29" xlink:href="Pictures/100000000000000800000008FB407944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50" draw:display-name="Arrowheads 50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05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12-30T17:48:21.141329643</dc:date>
    <dc:creator>Igor Zboran</dc:creator>
    <meta:editing-duration>P2DT20H23M49S</meta:editing-duration>
    <meta:editing-cycles>675</meta:editing-cycles>
    <meta:generator>LibreOffice/24.8.3.2$Linux_X86_64 LibreOffice_project/e14c9fdd1f585efcbb2c5363087a99d20928d522</meta:generator>
    <meta:document-statistic meta:object-count="88"/>
  </office:meta>
</office:document-meta>
</file>